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3961" officeooo:paragraph-rsid="00183961"/>
    </style:style>
    <style:style style:name="P2" style:family="paragraph" style:parent-style-name="Standard">
      <style:text-properties fo:font-weight="bold" officeooo:rsid="0018aceb" officeooo:paragraph-rsid="0018aceb" style:font-weight-asian="bold" style:font-weight-complex="bold"/>
    </style:style>
    <style:style style:name="P3" style:family="paragraph" style:parent-style-name="Standard" style:list-style-name="L3">
      <style:text-properties fo:font-weight="bold" officeooo:rsid="0018aceb" officeooo:paragraph-rsid="0018aceb" style:font-weight-asian="bold" style:font-weight-complex="bold"/>
    </style:style>
    <style:style style:name="P4" style:family="paragraph" style:parent-style-name="Standard" style:list-style-name="L3">
      <style:text-properties fo:font-weight="bold" officeooo:rsid="00199cab" officeooo:paragraph-rsid="00199cab" style:font-weight-asian="bold" style:font-weight-complex="bold"/>
    </style:style>
    <style:style style:name="P5" style:family="paragraph" style:parent-style-name="Standard">
      <style:text-properties fo:font-weight="bold" officeooo:rsid="00199cab" officeooo:paragraph-rsid="00199cab" style:font-weight-asian="bold" style:font-weight-complex="bold"/>
    </style:style>
    <style:style style:name="P6" style:family="paragraph" style:parent-style-name="Standard">
      <style:text-properties fo:font-size="13pt" fo:font-weight="bold" officeooo:rsid="00183961" officeooo:paragraph-rsid="00183961" style:font-size-asian="11.3500003814697pt" style:font-weight-asian="bold" style:font-size-complex="13pt" style:font-weight-complex="bold"/>
    </style:style>
    <style:style style:name="P7" style:family="paragraph" style:parent-style-name="Standard" style:list-style-name="L3">
      <style:text-properties fo:font-size="12pt" fo:font-weight="bold" officeooo:rsid="00183961" officeooo:paragraph-rsid="00183961" style:font-size-asian="10.5pt" style:font-weight-asian="bold" style:font-size-complex="12pt" style:font-weight-complex="bold"/>
    </style:style>
    <style:style style:name="P8" style:family="paragraph" style:parent-style-name="Standard" style:list-style-name="L3">
      <style:text-properties fo:font-size="12pt" fo:font-weight="bold" officeooo:rsid="00183961" officeooo:paragraph-rsid="00184fb9" style:font-size-asian="10.5pt" style:font-weight-asian="bold" style:font-size-complex="12pt" style:font-weight-complex="bold"/>
    </style:style>
    <style:style style:name="P9" style:family="paragraph" style:parent-style-name="Standard" style:list-style-name="L3">
      <style:text-properties fo:font-size="12pt" fo:font-weight="bold" officeooo:rsid="00184fb9" officeooo:paragraph-rsid="00184fb9" style:font-size-asian="10.5pt" style:font-weight-asian="bold" style:font-size-complex="12pt" style:font-weight-complex="bold"/>
    </style:style>
    <style:style style:name="P10" style:family="paragraph" style:parent-style-name="Standard" style:list-style-name="L3">
      <style:text-properties officeooo:paragraph-rsid="00184fb9"/>
    </style:style>
    <style:style style:name="P11" style:family="paragraph" style:parent-style-name="Standard" style:list-style-name="L3">
      <style:text-properties officeooo:paragraph-rsid="0018aceb"/>
    </style:style>
    <style:style style:name="P12" style:family="paragraph" style:parent-style-name="Standard" style:list-style-name="L3">
      <style:text-properties officeooo:rsid="0018aceb" officeooo:paragraph-rsid="0018aceb"/>
    </style:style>
    <style:style style:name="P13" style:family="paragraph" style:parent-style-name="Standard">
      <style:text-properties style:text-underline-style="solid" style:text-underline-width="auto" style:text-underline-color="font-color" fo:font-weight="bold" officeooo:rsid="00199cab" officeooo:paragraph-rsid="00199cab" style:font-weight-asian="bold" style:font-weight-complex="bold"/>
    </style:style>
    <style:style style:name="P14" style:family="paragraph" style:parent-style-name="Standard">
      <style:text-properties style:text-underline-style="none" fo:font-weight="bold" officeooo:rsid="00199cab" officeooo:paragraph-rsid="00199cab" style:font-weight-asian="bold" style:font-weight-complex="bold"/>
    </style:style>
    <style:style style:name="P15" style:family="paragraph" style:parent-style-name="Standard">
      <style:text-properties style:text-underline-style="none" fo:font-weight="normal" officeooo:rsid="00199cab" officeooo:paragraph-rsid="00199cab" style:font-weight-asian="normal" style:font-weight-complex="normal"/>
    </style:style>
    <style:style style:name="P16" style:family="paragraph" style:parent-style-name="Standard">
      <style:text-properties officeooo:rsid="001aa69c" officeooo:paragraph-rsid="001aa69c"/>
    </style:style>
    <style:style style:name="T1" style:family="text">
      <style:text-properties fo:font-weight="normal" style:font-weight-asian="normal" style:font-weight-complex="normal"/>
    </style:style>
    <style:style style:name="T2" style:family="text">
      <style:text-properties fo:font-weight="normal" officeooo:rsid="00184fb9" style:font-weight-asian="normal" style:font-weight-complex="normal"/>
    </style:style>
    <style:style style:name="T3" style:family="text">
      <style:text-properties fo:font-weight="normal" officeooo:rsid="00199cab" style:font-weight-asian="normal" style:font-weight-complex="normal"/>
    </style:style>
    <style:style style:name="T4" style:family="text">
      <style:text-properties fo:font-size="12pt" style:font-size-asian="10.5pt" style:font-size-complex="12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8aceb" style:font-size-asian="10.5pt" style:font-weight-asian="normal" style:font-size-complex="12pt" style:font-weight-complex="normal"/>
    </style:style>
    <style:style style:name="T7" style:family="text">
      <style:text-properties fo:font-size="12pt" fo:font-weight="normal" officeooo:rsid="00199cab" style:font-size-asian="10.5pt" style:font-weight-asian="normal" style:font-size-complex="12pt" style:font-weight-complex="normal"/>
    </style:style>
    <style:style style:name="T8" style:family="text">
      <style:text-properties fo:font-size="12pt" fo:font-weight="bold" officeooo:rsid="0018aceb"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άκτηση Πληροφορίας – Χειμερινό Εξάμηνο 2014-2015</text:p>
      <text:p text:style-name="P1">Εργασία</text:p>
      <text:p text:style-name="P1"/>
      <text:p text:style-name="P1">Ονοματεπώνυμο: Καλτιριμίδου Ευφροσύνη</text:p>
      <text:p text:style-name="P1">ΑΕΜ: 2165</text:p>
      <text:p text:style-name="P1">Εξάμηνο: 9ο</text:p>
      <text:p text:style-name="P16">email: kaltirim@csd.auth.gr</text:p>
      <text:p text:style-name="P1"/>
      <text:p text:style-name="P1">Ημερομηνία: 15/09/2015</text:p>
      <text:p text:style-name="P1"/>
      <text:p text:style-name="P1"/>
      <text:p text:style-name="P6">Τεχνικά θέματα:</text:p>
      <text:p text:style-name="P6"><text:tab/><text:span text:style-name="T5">Η εργασία υλοποιήθηκε σε λειτουργικό περιβάλλον Ubuntu 14.04, με τον gcc 4.9.2 compiler, και στο προγραμματιστικό περιβάλλον CodeBlocks.</text:span></text:p>
      <text:p text:style-name="P6"/>
      <text:p text:style-name="P6">Υλοποίηση</text:p>
      <text:p text:style-name="P6"/>
      <text:list xml:id="list4771602290459165669" text:style-name="L3">
        <text:list-item>
          <text:p text:style-name="P7">Δημιουργία καταλόγου<text:span text:style-name="T1"> : </text:span></text:p>
          <text:list>
            <text:list-item>
              <text:p text:style-name="P7"><text:span text:style-name="T1">Threads: Για την δημιουργία του καταλόγου το πρόγραμμα χρησιμοποιεί threads. Η ανάθεση του όγκου πληροφορίας προς επεξεργασία σε κάθε thread γίνετε ως εξής: διαβάζεται το πλήθος των γραμμών του αρχείου με την συλλογή των εγγράφων και μοιράζεται ίσος αριθμός γραμμών σε κάθε thread. Σε περίπτωση που η διαίρεση #lines / #threads δεν είναι τέλεια το τελευταίο thread θα πάρει τις λιγότερες γραμμές.</text:span></text:p>
            </text:list-item>
            <text:list-item>
              <text:p text:style-name="P7"><text:span text:style-name="T1">Κατάλογος: Για την αποθήκευση των δεδομένων δημιουργήθηκαν 2 κλάσεις, η κλάση Doc και η κλάση DocList.Ο κατάλογος είναι ένα αντικείμενο map που έχει ως key λέξεις και ως values αντικείμενα DocList.Το κάθε DocList περιέχει ένα vector με αντικείμενα Doc που είναι τα έγγραφα στα οποία εμφανίζεται η κάθε λέξη.</text:span></text:p>
            </text:list-item>
            <text:list-item>
              <text:p text:style-name="P8"><text:span text:style-name="T1">Δημιουργία καταλόγου: Οι συναρτήσεις που δημιουργούν τον κατάλογο βρίσκονται μέσα στην κλάση Utils.Η </text:span><text:span text:style-name="T2">μέθοδος createIndex() αυτής της κλάσης είναι υπεύθυνη για την δημιουργία των threads, τον καταμερισμό των γραμμών και την ανάθεση της συνάρτησης readFile() σε κάθε thread.Η readFile() διαβάζει απο το αρχείο εισόδου ένα συγκεκριμένο εύρος γραμμών που της δίνεται απο τα ορίσματα και δημιουργεί ή ενημερώνει τα στοιχεία του καταλόγου για αυτές τις γραμμές.</text:span><text:span text:style-name="T3">Απο κάθε λέξη αφαιρεί σημεία στίξης και δεν λαμβάνει υπόψη κενές συμβολοσειρές</text:span><text:span text:style-name="T2">.Για τον συγχρονισμό των threads χρησιμοιποιήται ένας mutex στα σημεία που γίνεται εγγραφή στον κατάλογο.</text:span></text:p>
            </text:list-item>
            <text:list-item>
              <text:p text:style-name="P9"><text:span text:style-name="T1">Μόλις ολοκληρωθεί η διαδικασία δημιουργίας, ο κατάλογος τυπώνεται είτε σε αρχείο είτε στην οθόνη.</text:span></text:p>
            </text:list-item>
          </text:list>
          <text:p text:style-name="P10"/>
        </text:list-item>
        <text:list-item>
          <text:p text:style-name="P11"><text:span text:style-name="T8">Επεξεργασία Ερωτημάτων </text:span><text:span text:style-name="T6">:</text:span></text:p>
          <text:list>
            <text:list-item>
              <text:p text:style-name="P12"><text:span text:style-name="T5">Η συνάρτηση readQueries της κλάσης Utils διαβάζει από αρχείο ένα ένα τα ερωτήματα και τα στέλνει στην submitQuery της ίδιας κλάσης η οποία με τον κατάλογο που έχουμε δημιουργήσει και δίαφορα άλλα στοιχεία που κρατάει το σύστημα υπολογίζει το βάρος των σχετικών εγγράφων για κάθε ερώτημα.</text:span><text:span text:style-name="T7">Τα αποτελέσματα αποθηκεύονται σε ένα ενδοιάμεσο map με key το id κάθε εγγράφου και value το βάρος του.Τα αποτελέσματα αντιγράφονται σε δεύτερο map με key το βάρος και value το id.Αυτό γίνεται για να ταξινωμηθούν τα αποτελέσματα κατά το </text:span><text:soft-page-break/><text:span text:style-name="T7">βάρος τους.Τέλος</text:span><text:span text:style-name="T5"> τυπώνει την απάντηση είτε σε αρχείο είτε στην οθόνη.</text:span></text:p>
            </text:list-item>
          </text:list>
        </text:list-item>
      </text:list>
      <text:p text:style-name="P2"/>
      <text:list xml:id="list222541750279838" text:continue-numbering="true" text:style-name="L3">
        <text:list-item>
          <text:p text:style-name="P3"><text:span text:style-name="T4">Επιπλέον στοιχεία: </text:span><text:span text:style-name="T5">Για την επεξεργασία των ερωτημάτων το πρόγραμμα κρατάει σε ξεχωριστό πίνακα επιπλέον στοιχεία για κάθε έγγραφο, συγκεκριμένα αποθηκεύει τον αριθμό των λέξεων του κάθε εγγράφου και τον αριθμό εμφανίσεων της συχνότερης λέξης του εγγράφου.Ο πίνακας αυτός είναι αντικείμενο map&lt;unsigned int, int[2]&gt; και ονομάζεται docs.</text:span></text:p>
        </text:list-item>
      </text:list>
      <text:p text:style-name="P2"/>
      <text:list xml:id="list222543343776497" text:continue-numbering="true" text:style-name="L3">
        <text:list-item>
          <text:p text:style-name="P4"><text:span text:style-name="T4">Αποτελέσματα: </text:span><text:span text:style-name="T5">Το πρόγραμμα κατα την εκκίνηση ζητάει να προσδιορίσει ο χρήστης αν επιθυμεί τα αποτελέσματα να τυπωθούν στην οθόνη ή σε αρχεία.Τα αρχεία των αποτελεσμάτων είναι τα index.txt για τον αντεστραμμένο κατάλογο και answers.txt για τα αποτελέσματα των ερωτημάτων.</text:span></text:p>
          <text:p text:style-name="P4"><text:span text:style-name="T4">Προσοχή</text:span><text:span text:style-name="T5">: Τα αποτελέσματα στο αρχείο answers.txt γίνονται append οπότε συνιστάται η διαγραφή του αρχείου μετά απο κάθε εκτέλεση.</text:span></text:p>
        </text:list-item>
      </text:list>
      <text:p text:style-name="P5"/>
      <text:list xml:id="list222543095875023" text:continue-numbering="true" text:style-name="L3">
        <text:list-item>
          <text:p text:style-name="P4"><text:span text:style-name="T4">Ορίσματα: </text:span><text:span text:style-name="T5">Το πρόγραμμα δέχεται 2 ορίσματα στην κλήση όπου το πρώτο είναι το αρχείο με τα έγγραφα για τον κατάλογο και το δεύτερο είναι το αρχείο με τα ερωτήματα προς επεξεργασία.</text:span></text:p>
        </text:list-item>
      </text:list>
      <text:p text:style-name="P5"/>
      <text:p text:style-name="P13"><text:span text:style-name="T5">Παράδειγμα εκτέλεσης</text:span></text:p>
      <text:p text:style-name="P13"/>
      <text:p text:style-name="P14"><text:span text:style-name="T5">Το εκτελέσιμο μου είναι το SearchEngine, το αρχείο με τα έγγραφα το files.txt και τα ερωτήματα queries.txt. Για την εκτέλεση του προγράμματος με αυτά τα στοιχεία τρέχω την εντολή</text:span></text:p>
      <text:p text:style-name="P14"/>
      <text:p text:style-name="P14"><text:span text:style-name="T4">$ ./SearchEngine files.txt queries.txt</text:span></text:p>
      <text:p text:style-name="P14"/>
      <text:p text:style-name="P15"><text:span text:style-name="T4">Στη συνέχεια το πρόγραμμα με ρωτάει που να αποθηκεύσει τα αποτελέσματα, η εκτέλεση των λειτουργιών δεν ξεκινάει μέχρι να δωθεί σωστή απάντηση.Μόλις ολοκληρωθεί μπορώ να δω τα αποτελέσματα είτε στην οθόνη ή στα αρχεία εξόδο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21:46:10.402865518</meta:creation-date>
    <dc:date>2015-09-15T22:25:41.294259021</dc:date>
    <meta:editing-duration>PT23M39S</meta:editing-duration>
    <meta:editing-cycles>4</meta:editing-cycles>
    <meta:generator>LibreOffice/4.2.8.2$Linux_X86_64 LibreOffice_project/420m0$Build-2</meta:generator>
    <meta:document-statistic meta:table-count="0" meta:image-count="0" meta:object-count="0" meta:page-count="2" meta:paragraph-count="25" meta:word-count="569" meta:character-count="3792" meta:non-whitespace-character-count="3254"/>
  </office:meta>
</office:document-meta>
</file>